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30" style:base-cell-address="README.H25"/>
      <style:map style:condition="of:is-true-formula([.#REF!]&lt;[.$G25])" style:apply-style-name="cf29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30" style:base-cell-address="README.E25"/>
      <style:map style:condition="of:is-true-formula([.#REF!]&gt;[.$G25])" style:apply-style-name="cf29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30" style:base-cell-address="README.F25"/>
      <style:map style:condition="of:is-true-formula([.#REF!]&gt;[.$G25])" style:apply-style-name="cf29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0" style:base-cell-address="A_vous_de_jouer.E8"/>
      <style:map style:condition="of:is-true-formula([.#REF!]&gt;[.$G8])" style:apply-style-name="cf29" style:base-cell-address="A_vous_de_jouer.E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0" style:base-cell-address="A_vous_de_jouer.E8"/>
      <style:map style:condition="of:is-true-formula([.#REF!]&gt;[.$G8])" style:apply-style-name="cf29" style:base-cell-address="A_vous_de_jouer.E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30" style:base-cell-address="A_vous_de_jouer.H8"/>
      <style:map style:condition="of:is-true-formula([.#REF!]&lt;[.$G8])" style:apply-style-name="cf29" style:base-cell-address="A_vous_de_jouer.H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30" style:base-cell-address="A_vous_de_jouer.H8"/>
      <style:map style:condition="of:is-true-formula([.#REF!]&lt;[.$G8])" style:apply-style-name="cf29" style:base-cell-address="A_vous_de_jouer.H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0" style:base-cell-address="A_vous_de_jouer.F8"/>
      <style:map style:condition="of:is-true-formula([.#REF!]&gt;[.$G8])" style:apply-style-name="cf29" style:base-cell-address="A_vous_de_jouer.F8"/>
    </style:style>
    <style:style style:name="ce51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0" style:base-cell-address="A_vous_de_jouer.F8"/>
      <style:map style:condition="of:is-true-formula([.#REF!]&gt;[.$G8])" style:apply-style-name="cf29" style:base-cell-address="A_vous_de_jouer.F8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30" style:base-cell-address="A_vous_de_jouer.E19"/>
      <style:map style:condition="of:is-true-formula([.#REF!]&gt;[.$G18])" style:apply-style-name="cf29" style:base-cell-address="A_vous_de_jouer.E19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1" style:base-cell-address="A_vous_de_jouer.H58"/>
      <style:map style:condition="of:is-true-formula([.#REF!]&gt;[.#REF!])" style:apply-style-name="cf32" style:base-cell-address="A_vous_de_jouer.H58"/>
      <style:map style:condition="of:is-true-formula([.#REF!]&gt;[.$G58])" style:apply-style-name="cf30" style:base-cell-address="A_vous_de_jouer.H58"/>
      <style:map style:condition="of:is-true-formula([.#REF!]&lt;[.$G58])" style:apply-style-name="cf29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1" style:base-cell-address="A_vous_de_jouer.E58"/>
      <style:map style:condition="of:is-true-formula([.#REF!]&lt;[.#REF!])" style:apply-style-name="cf32" style:base-cell-address="A_vous_de_jouer.E58"/>
      <style:map style:condition="of:is-true-formula([.#REF!]&lt;[.$G58])" style:apply-style-name="cf30" style:base-cell-address="A_vous_de_jouer.E58"/>
      <style:map style:condition="of:is-true-formula([.#REF!]&gt;[.$G58])" style:apply-style-name="cf29" style:base-cell-address="A_vous_de_jouer.E5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1" style:base-cell-address="A_vous_de_jouer.H60"/>
      <style:map style:condition="of:is-true-formula([.#REF!]&lt;[.#REF!])" style:apply-style-name="cf32" style:base-cell-address="A_vous_de_jouer.H60"/>
      <style:map style:condition="of:is-true-formula([.#REF!]&lt;[.$G60])" style:apply-style-name="cf30" style:base-cell-address="A_vous_de_jouer.H60"/>
      <style:map style:condition="of:is-true-formula([.#REF!]&gt;[.$G60])" style:apply-style-name="cf29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1" style:base-cell-address="A_vous_de_jouer.H48"/>
      <style:map style:condition="of:is-true-formula([.#REF!]&gt;[.#REF!])" style:apply-style-name="cf32" style:base-cell-address="A_vous_de_jouer.H48"/>
      <style:map style:condition="of:is-true-formula([.#REF!]&gt;[.$G48])" style:apply-style-name="cf30" style:base-cell-address="A_vous_de_jouer.H48"/>
      <style:map style:condition="of:is-true-formula([.#REF!]&lt;[.$G48])" style:apply-style-name="cf29" style:base-cell-address="A_vous_de_jouer.H48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1" style:base-cell-address="A_vous_de_jouer.E48"/>
      <style:map style:condition="of:is-true-formula([.#REF!]&lt;[.#REF!])" style:apply-style-name="cf32" style:base-cell-address="A_vous_de_jouer.E48"/>
      <style:map style:condition="of:is-true-formula([.#REF!]&lt;[.$G48])" style:apply-style-name="cf30" style:base-cell-address="A_vous_de_jouer.E48"/>
      <style:map style:condition="of:is-true-formula([.#REF!]&gt;[.$G48])" style:apply-style-name="cf29" style:base-cell-address="A_vous_de_jouer.E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6">
            <text:p>Allemagne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string" table:style-name="ce48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6">
            <text:p>Hongri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48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6">
            <text:p>Espagn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string" table:style-name="ce48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6">
            <text:p>Italie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string" table:style-name="ce48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6">
            <text:p>Pologn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string" table:style-name="ce48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6">
            <text:p>Slovéni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string" table:style-name="ce48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6">
            <text:p>Serbie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48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6">
            <text:p>Roumanie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48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6">
            <text:p>Belgique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string" table:style-name="ce48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7">
            <text:p>Autriche</text:p>
          </table:table-cell>
          <table:table-cell office:value-type="float" office:value="1" table:style-name="ce51">
            <text:p>1</text:p>
          </table:table-cell>
          <table:table-cell office:value-type="float" office:value="3" table:style-name="ce51">
            <text:p>3</text:p>
          </table:table-cell>
          <table:table-cell office:value-type="string" table:style-name="ce49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48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2">
            <text:p>Portugal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string" table:style-name="ce48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6">
            <text:p>Croatie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string" table:style-name="ce48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6">
            <text:p>Allemagne</text:p>
          </table:table-cell>
          <table:table-cell office:value-type="float" office:value="4" table:style-name="ce46">
            <text:p>4</text:p>
          </table:table-cell>
          <table:table-cell office:value-type="float" office:value="1" table:style-name="ce46">
            <text:p>1</text:p>
          </table:table-cell>
          <table:table-cell office:value-type="string" table:style-name="ce48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6">
            <text:p>Ecosse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string" table:style-name="ce48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6">
            <text:p>Slovénie</text:p>
          </table:table-cell>
          <table:table-cell office:value-type="float" office:value="1" table:style-name="ce46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48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6">
            <text:p>Danemark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string" table:style-name="ce48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6">
            <text:p>Espagne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48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6">
            <text:p>Pologne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string" table:style-name="ce48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7">
            <text:p>France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string" table:style-name="ce49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6">
            <text:p>Géorgie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8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6">
            <text:p>Turquie</text:p>
          </table:table-cell>
          <table:table-cell office:value-type="float" office:value="1" table:style-name="ce46">
            <text:p>1</text:p>
          </table:table-cell>
          <table:table-cell office:value-type="float" office:value="2" table:style-name="ce46">
            <text:p>2</text:p>
          </table:table-cell>
          <table:table-cell office:value-type="string" table:style-name="ce48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6">
            <text:p>Belgique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string" table:style-name="ce48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6">
            <text:p>Suisse</text:p>
          </table:table-cell>
          <table:table-cell table:style-name="ce46"/>
          <table:table-cell table:style-name="ce46"/>
          <table:table-cell office:value-type="string" table:style-name="ce48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6">
            <text:p>Ecosse</text:p>
          </table:table-cell>
          <table:table-cell table:style-name="ce46"/>
          <table:table-cell table:style-name="ce46"/>
          <table:table-cell office:value-type="string" table:style-name="ce48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6">
            <text:p>Croatie</text:p>
          </table:table-cell>
          <table:table-cell table:style-name="ce46"/>
          <table:table-cell table:style-name="ce46"/>
          <table:table-cell office:value-type="string" table:style-name="ce48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6">
            <text:p>Albanie</text:p>
          </table:table-cell>
          <table:table-cell table:style-name="ce46"/>
          <table:table-cell table:style-name="ce46"/>
          <table:table-cell office:value-type="string" table:style-name="ce48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6">
            <text:p>Pays-Bas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string" table:style-name="ce48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7">
            <text:p>France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6">
            <text:p>Angleterre</text:p>
          </table:table-cell>
          <table:table-cell office:value-type="float" office:value="3" table:style-name="ce46">
            <text:p>3</text:p>
          </table:table-cell>
          <table:table-cell office:value-type="float" office:value="1" table:style-name="ce46">
            <text:p>1</text:p>
          </table:table-cell>
          <table:table-cell office:value-type="string" table:style-name="ce48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6">
            <text:p>Danemark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string" table:style-name="ce48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6">
            <text:p>Slovaquie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48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6">
            <text:p>Ukraine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8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6">
            <text:p>Tchéquie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table-cell office:value-type="string" table:style-name="ce48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6">
            <text:p>Géorgie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8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7">
            <text:p>Suiss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5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7">
            <text:p>Allemagne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5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7">
            <text:p>Angleterre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5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7">
            <text:p>Espagn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5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7">
            <text:p>Franc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5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7">
            <text:p>Portugal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5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7">
            <text:p>Roumani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5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7">
            <text:p>Autrich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5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25" style:family="table-cell" style:data-style-name="N0">
      <style:text-properties fo:font-weight="bold" style:font-weight-asian="bold" style:font-weight-complex="bold"/>
    </style:style>
    <style:style style:name="cf26" style:family="table-cell" style:data-style-name="N0">
      <style:text-properties fo:color="#808080" fo:font-style="italic" style:font-style-asian="italic" style:font-style-complex="italic"/>
    </style:style>
    <style:style style:name="cf27" style:family="table-cell" style:data-style-name="N0">
      <style:text-properties fo:color="#0000FF" fo:font-weight="bold" style:font-weight-asian="bold" style:font-weight-complex="bold"/>
    </style:style>
    <style:style style:name="cf28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9" style:family="table-cell">
      <style:text-properties fo:font-weight="bold" style:font-weight-asian="bold" style:font-weight-complex="bold" style:font-family-generic="swiss"/>
    </style:style>
    <style:style style:name="cf30" style:family="table-cell">
      <style:text-properties fo:color="#808080" fo:font-style="italic" style:font-style-asian="italic" style:font-style-complex="italic" style:font-family-generic="swiss"/>
    </style:style>
    <style:style style:name="cf31" style:family="table-cell">
      <style:text-properties fo:color="#0000FF" fo:font-weight="bold" style:font-weight-asian="bold" style:font-weight-complex="bold" style:font-family-generic="swiss"/>
    </style:style>
    <style:style style:name="cf32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Pierre MADEC</dc:creator>
    <meta:creation-date>2024-06-11T13:41:17Z</meta:creation-date>
    <dc:date>2024-06-29T15:45:40Z</dc:date>
  </office:meta>
</office:document-meta>
</file>